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24-09-23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85504" calcext:value-type="float">
            <text:p>-8.98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24-08-23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87512" calcext:value-type="float">
            <text:p>-8.28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24-07-24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93608" calcext:value-type="float">
            <text:p>-8.29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24-06-25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881616" calcext:value-type="float">
            <text:p>-9.8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24-05-30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11968" calcext:value-type="float">
            <text:p>-10.41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24-04-23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45056" calcext:value-type="float">
            <text:p>-14.54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24-03-28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596872" calcext:value-type="float">
            <text:p>-14.59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23-12-21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972032" calcext:value-type="float">
            <text:p>-13.97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23-11-21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606272" calcext:value-type="float">
            <text:p>-13.6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23-10-23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021056" calcext:value-type="float">
            <text:p>-13.0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23-09-27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89304" calcext:value-type="float">
            <text:p>-12.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23-08-28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530328" calcext:value-type="float">
            <text:p>-12.5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23-07-25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947904" calcext:value-type="float">
            <text:p>-12.94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23-06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450824" calcext:value-type="float">
            <text:p>-13.45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23-05-23 15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026896" calcext:value-type="float">
            <text:p>-14.02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23-04-24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496288" calcext:value-type="float">
            <text:p>-14.49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23-03-30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481048" calcext:value-type="float">
            <text:p>-14.48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23-02-21 19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374368" calcext:value-type="float">
            <text:p>-14.37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23-01-28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237208" calcext:value-type="float">
            <text:p>-14.23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22-12-21 20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026896" calcext:value-type="float">
            <text:p>-14.02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22-11-26 19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734288" calcext:value-type="float">
            <text:p>-13.73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22-10-26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219176" calcext:value-type="float">
            <text:p>-13.21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22-09-26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52728" calcext:value-type="float">
            <text:p>-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22-08-24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408408" calcext:value-type="float">
            <text:p>-12.4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22-07-28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295632" calcext:value-type="float">
            <text:p>-12.29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22-06-17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47216" calcext:value-type="float">
            <text:p>-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22-05-23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694664" calcext:value-type="float">
            <text:p>-13.69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22-01-30 20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758672" calcext:value-type="float">
            <text:p>-13.7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21-12-22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402056" calcext:value-type="float">
            <text:p>-13.40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21-11-29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16736" calcext:value-type="float">
            <text:p>-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21-10-29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548616" calcext:value-type="float">
            <text:p>-12.54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21-09-17 1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899392" calcext:value-type="float">
            <text:p>-11.89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21-08-19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905488" calcext:value-type="float">
            <text:p>-11.90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21-07-1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454128" calcext:value-type="float">
            <text:p>-12.4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21-06-23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048488" calcext:value-type="float">
            <text:p>-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21-05-14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719048" calcext:value-type="float">
            <text:p>-13.71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21-04-19 18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719048" calcext:value-type="float">
            <text:p>-13.71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21-02-24 18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374624" calcext:value-type="float">
            <text:p>-13.3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21-01-18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89304" calcext:value-type="float">
            <text:p>-12.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20-11-16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317224" calcext:value-type="float">
            <text:p>-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20-10-19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82528" calcext:value-type="float">
            <text:p>-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20-09-17 19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0308" calcext:value-type="float">
            <text:p>-9.40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20-08-25 21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81456" calcext:value-type="float">
            <text:p>-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20-07-17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76616" calcext:value-type="float">
            <text:p>-7.97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20-06-23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0584" calcext:value-type="float">
            <text:p>-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20-05-22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2014" calcext:value-type="float">
            <text:p>-11.2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20-04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990832" calcext:value-type="float">
            <text:p>-11.99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20-02-20 20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67968" calcext:value-type="float">
            <text:p>-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9-12-13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807952" calcext:value-type="float">
            <text:p>-11.80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9-11-20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622024" calcext:value-type="float">
            <text:p>-11.62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9-10-09 21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71232" calcext:value-type="float">
            <text:p>-7.57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9-09-16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01128" calcext:value-type="float">
            <text:p>-7.50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9-08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51904" calcext:value-type="float">
            <text:p>-6.85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9-07-15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724" calcext:value-type="float">
            <text:p>-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9-06-14 18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78368" calcext:value-type="float">
            <text:p>-8.27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9-05-14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79992" calcext:value-type="float">
            <text:p>-9.07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9-04-12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796272" calcext:value-type="float">
            <text:p>-9.79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9-03-12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579096" calcext:value-type="float">
            <text:p>-12.5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8-12-13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676888" calcext:value-type="float">
            <text:p>-11.67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8-11-06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76744" calcext:value-type="float">
            <text:p>-7.47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8-10-08 21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76744" calcext:value-type="float">
            <text:p>-7.47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8-09-12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74992" calcext:value-type="float">
            <text:p>-7.1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8-08-10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89648" calcext:value-type="float">
            <text:p>-7.0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8-07-16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55992" calcext:value-type="float">
            <text:p>-7.55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8-06-12 18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52104" calcext:value-type="float">
            <text:p>-8.45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8-05-16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88552" calcext:value-type="float">
            <text:p>-8.98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8-04-18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33176" calcext:value-type="float">
            <text:p>-10.9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8-03-13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584936" calcext:value-type="float">
            <text:p>-13.58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8-01-09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78636" calcext:value-type="float">
            <text:p>-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7-12-13 20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448032" calcext:value-type="float">
            <text:p>-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7-11-10 20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576304" calcext:value-type="float">
            <text:p>-11.57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7-10-12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42832" calcext:value-type="float">
            <text:p>-8.94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7-03-14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368528" calcext:value-type="float">
            <text:p>-13.3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7-02-16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301472" calcext:value-type="float">
            <text:p>-13.30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7-01-13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0302" calcext:value-type="float">
            <text:p>-13.0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6-12-15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673584" calcext:value-type="float">
            <text:p>-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6-10-26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79024" calcext:value-type="float">
            <text:p>-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6-09-21 17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994392" calcext:value-type="float">
            <text:p>-9.99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4-09-29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72728" calcext:value-type="float">
            <text:p>-8.87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4-08-26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16112" calcext:value-type="float">
            <text:p>-8.51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4-06-24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13648" calcext:value-type="float">
            <text:p>-8.6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4-05-27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960864" calcext:value-type="float">
            <text:p>-9.9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4-04-24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26496" calcext:value-type="float">
            <text:p>-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4-02-25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87196" calcext:value-type="float">
            <text:p>-11.87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3-11-20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2604" calcext:value-type="float">
            <text:p>-10.22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3-10-31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23248" calcext:value-type="float">
            <text:p>-9.22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3-09-26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2584" calcext:value-type="float">
            <text:p>-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3-08-28 14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3816" calcext:value-type="float">
            <text:p>-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3-07-30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5152" calcext:value-type="float">
            <text:p>-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3-06-19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2104" calcext:value-type="float">
            <text:p>-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3-05-22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99744" calcext:value-type="float">
            <text:p>-9.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3-04-25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3376" calcext:value-type="float">
            <text:p>-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3-03-13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05484" calcext:value-type="float">
            <text:p>-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2-10-22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1164" calcext:value-type="float">
            <text:p>-9.31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2-09-24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23248" calcext:value-type="float">
            <text:p>-9.22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2-08-22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3732" calcext:value-type="float">
            <text:p>-9.03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2-06-27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39784" calcext:value-type="float">
            <text:p>-8.93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2-05-30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0412" calcext:value-type="float">
            <text:p>-10.10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2-03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7254" calcext:value-type="float">
            <text:p>-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1-11-29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14628" calcext:value-type="float">
            <text:p>-12.14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1-10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93096" calcext:value-type="float">
            <text:p>-10.29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1-09-27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899904" calcext:value-type="float">
            <text:p>-9.89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1-08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19616" calcext:value-type="float">
            <text:p>-9.11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1-07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44584" calcext:value-type="float">
            <text:p>-9.24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1-06-22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525" calcext:value-type="float">
            <text:p>-9.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1-05-23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64368" calcext:value-type="float">
            <text:p>-10.56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1-04-28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524488" calcext:value-type="float">
            <text:p>-11.52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1-03-23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29868" calcext:value-type="float">
            <text:p>-12.29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1-02-23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560808" calcext:value-type="float">
            <text:p>-12.5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1-01-26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35964" calcext:value-type="float">
            <text:p>-12.3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0-10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793224" calcext:value-type="float">
            <text:p>-9.79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0-09-30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32976" calcext:value-type="float">
            <text:p>-9.33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0-08-24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4588" calcext:value-type="float">
            <text:p>-8.94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0-07-21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92896" calcext:value-type="float">
            <text:p>-8.69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0-06-21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53728" calcext:value-type="float">
            <text:p>-9.25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0-04-27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29284" calcext:value-type="float">
            <text:p>-11.29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0-03-30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78636" calcext:value-type="float">
            <text:p>-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10-02-24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917424" calcext:value-type="float">
            <text:p>-12.91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9-11-24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051792" calcext:value-type="float">
            <text:p>-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9-10-29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463528" calcext:value-type="float">
            <text:p>-11.46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9-09-28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701784" calcext:value-type="float">
            <text:p>-9.70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9-08-25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515856" calcext:value-type="float">
            <text:p>-9.51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9-06-24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759696" calcext:value-type="float">
            <text:p>-9.75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9-05-28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90048" calcext:value-type="float">
            <text:p>-10.2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9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305032" calcext:value-type="float">
            <text:p>-11.3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9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499848" calcext:value-type="float">
            <text:p>-12.49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9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759184" calcext:value-type="float">
            <text:p>-11.75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9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725656" calcext:value-type="float">
            <text:p>-11.72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8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86416" calcext:value-type="float">
            <text:p>-10.1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8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73312" calcext:value-type="float">
            <text:p>-8.97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8-08-27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02752" calcext:value-type="float">
            <text:p>-8.30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8-07-31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32776" calcext:value-type="float">
            <text:p>-7.73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8-06-25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4776" calcext:value-type="float">
            <text:p>-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8-05-28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80192" calcext:value-type="float">
            <text:p>-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8-04-24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140184" calcext:value-type="float">
            <text:p>-12.14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8-03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746992" calcext:value-type="float">
            <text:p>-11.74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8-02-28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15472" calcext:value-type="float">
            <text:p>-11.0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7-10-23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668256" calcext:value-type="float">
            <text:p>-9.66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7-09-24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95232" calcext:value-type="float">
            <text:p>-9.09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7-08-23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53984" calcext:value-type="float">
            <text:p>-8.25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7-07-30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08008" calcext:value-type="float">
            <text:p>-9.20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7-06-25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916" calcext:value-type="float">
            <text:p>-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7-05-21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576816" calcext:value-type="float">
            <text:p>-9.57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7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548872" calcext:value-type="float">
            <text:p>-11.54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7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548872" calcext:value-type="float">
            <text:p>-11.54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7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774424" calcext:value-type="float">
            <text:p>-11.77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6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082784" calcext:value-type="float">
            <text:p>-10.0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6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75648" calcext:value-type="float">
            <text:p>-9.37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6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65464" calcext:value-type="float">
            <text:p>-8.66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6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2668" calcext:value-type="float">
            <text:p>-7.72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6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60208" calcext:value-type="float">
            <text:p>-7.76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6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58328" calcext:value-type="float">
            <text:p>-7.95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6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5068" calcext:value-type="float">
            <text:p>-9.25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6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747504" calcext:value-type="float">
            <text:p>-9.74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6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9634" calcext:value-type="float">
            <text:p>-11.9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6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36224" calcext:value-type="float">
            <text:p>-10.9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5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59952" calcext:value-type="float">
            <text:p>-8.7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5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248" calcext:value-type="float">
            <text:p>-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5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7536" calcext:value-type="float">
            <text:p>-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5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8096" calcext:value-type="float">
            <text:p>-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5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8576" calcext:value-type="float">
            <text:p>-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5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392" calcext:value-type="float">
            <text:p>-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5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488" calcext:value-type="float">
            <text:p>-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5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02792" calcext:value-type="float">
            <text:p>-10.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5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4984" calcext:value-type="float">
            <text:p>-10.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4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2208" calcext:value-type="float">
            <text:p>-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4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7344" calcext:value-type="float">
            <text:p>-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4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4672" calcext:value-type="float">
            <text:p>-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4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2104" calcext:value-type="float">
            <text:p>-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4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44" calcext:value-type="float">
            <text:p>-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4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7536" calcext:value-type="float">
            <text:p>-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4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02112" calcext:value-type="float">
            <text:p>-10.8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4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204" calcext:value-type="float">
            <text:p>-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3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44" calcext:value-type="float">
            <text:p>-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3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44" calcext:value-type="float">
            <text:p>-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3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296" calcext:value-type="float">
            <text:p>-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3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82" calcext:value-type="float">
            <text:p>-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3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964" calcext:value-type="float">
            <text:p>-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3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7536" calcext:value-type="float">
            <text:p>-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3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728" calcext:value-type="float">
            <text:p>-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3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5824" calcext:value-type="float">
            <text:p>-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3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5824" calcext:value-type="float">
            <text:p>-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3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7348" calcext:value-type="float">
            <text:p>-11.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2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728" calcext:value-type="float">
            <text:p>-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2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108" calcext:value-type="float">
            <text:p>-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2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7536" calcext:value-type="float">
            <text:p>-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2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6012" calcext:value-type="float">
            <text:p>-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2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916" calcext:value-type="float">
            <text:p>-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2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488" calcext:value-type="float">
            <text:p>-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2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906" calcext:value-type="float">
            <text:p>-9.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2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204" calcext:value-type="float">
            <text:p>-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2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7348" calcext:value-type="float">
            <text:p>-11.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2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716" calcext:value-type="float">
            <text:p>-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2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3256" calcext:value-type="float">
            <text:p>-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2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828" calcext:value-type="float">
            <text:p>-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1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08176" calcext:value-type="float">
            <text:p>-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1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192" calcext:value-type="float">
            <text:p>-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1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43" calcext:value-type="float">
            <text:p>-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1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43" calcext:value-type="float">
            <text:p>-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1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0396" calcext:value-type="float">
            <text:p>-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1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1064" calcext:value-type="float">
            <text:p>-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0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83792" calcext:value-type="float">
            <text:p>-13.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0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52728" calcext:value-type="float">
            <text:p>-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0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2776" calcext:value-type="float">
            <text:p>-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0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728" calcext:value-type="float">
            <text:p>-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0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252" calcext:value-type="float">
            <text:p>-11.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0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8872" calcext:value-type="float">
            <text:p>-11.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0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8016" calcext:value-type="float">
            <text:p>-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0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304" calcext:value-type="float">
            <text:p>-14.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0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3256" calcext:value-type="float">
            <text:p>-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2000-0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57528" calcext:value-type="float">
            <text:p>-15.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1999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45336" calcext:value-type="float">
            <text:p>-15.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1999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3256" calcext:value-type="float">
            <text:p>-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1999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5636" calcext:value-type="float">
            <text:p>-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1999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3444" calcext:value-type="float">
            <text:p>-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1999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7348" calcext:value-type="float">
            <text:p>-11.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1999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5824" calcext:value-type="float">
            <text:p>-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1999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192" calcext:value-type="float">
            <text:p>-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1999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8872" calcext:value-type="float">
            <text:p>-11.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1999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3444" calcext:value-type="float">
            <text:p>-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1999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0208" calcext:value-type="float">
            <text:p>-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1999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304" calcext:value-type="float">
            <text:p>-14.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1998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1732" calcext:value-type="float">
            <text:p>-14.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1998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4112" calcext:value-type="float">
            <text:p>-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1998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0396" calcext:value-type="float">
            <text:p>-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1998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68" calcext:value-type="float">
            <text:p>-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1998-08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7536" calcext:value-type="float">
            <text:p>-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1998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53668" calcext:value-type="float">
            <text:p>-11.5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1998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61872" calcext:value-type="float">
            <text:p>-12.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1998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0876" calcext:value-type="float">
            <text:p>-15.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1998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474696" calcext:value-type="float">
            <text:p>-15.47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1998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060168" calcext:value-type="float">
            <text:p>-15.06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1997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407896" calcext:value-type="float">
            <text:p>-14.40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1997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8872" calcext:value-type="float">
            <text:p>-11.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1997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828" calcext:value-type="float">
            <text:p>-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1997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304" calcext:value-type="float">
            <text:p>-14.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1997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478" calcext:value-type="float">
            <text:p>-14.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1997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478" calcext:value-type="float">
            <text:p>-14.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1996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304" calcext:value-type="float">
            <text:p>-14.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1996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43" calcext:value-type="float">
            <text:p>-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1996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352" calcext:value-type="float">
            <text:p>-14.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1996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3924" calcext:value-type="float">
            <text:p>-15.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1996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352" calcext:value-type="float">
            <text:p>-14.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1995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9352" calcext:value-type="float">
            <text:p>-14.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1995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8684" calcext:value-type="float">
            <text:p>-13.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1995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716" calcext:value-type="float">
            <text:p>-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1995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828" calcext:value-type="float">
            <text:p>-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1995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828" calcext:value-type="float">
            <text:p>-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1994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1732" calcext:value-type="float">
            <text:p>-14.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1994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4968" calcext:value-type="float">
            <text:p>-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1993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5.5448" calcext:value-type="float">
            <text:p>-15.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1993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3256" calcext:value-type="float">
            <text:p>-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1993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1732" calcext:value-type="float">
            <text:p>-14.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1993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5636" calcext:value-type="float">
            <text:p>-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1992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954" calcext:value-type="float">
            <text:p>-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1992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478" calcext:value-type="float">
            <text:p>-14.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1992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3256" calcext:value-type="float">
            <text:p>-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1992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7828" calcext:value-type="float">
            <text:p>-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1991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6304" calcext:value-type="float">
            <text:p>-14.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1970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8.5928" calcext:value-type="float">
            <text:p>-18.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55106021501</text:p>
          </table:table-cell>
          <table:table-cell office:value-type="string" calcext:value-type="string">
            <text:p>1969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1732" calcext:value-type="float">
            <text:p>-14.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41" meta:object-count="0"/>
    <meta:user-defined meta:name="AppVersion">3.0</meta:user-defined>
  </office:meta>
</office:document-meta>
</file>